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b4c7dc" draw:textarea-horizontal-align="justify" draw:textarea-vertical-align="top" draw:auto-grow-height="false" fo:min-height="4.35cm" fo:min-width="5.1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top" draw:auto-grow-height="false" fo:min-height="0.75cm" fo:min-width="5.1cm"/>
      <style:paragraph-properties style:writing-mode="lr-tb"/>
    </style:style>
    <style:style style:name="gr3" style:family="graphic" style:parent-style-name="standard">
      <style:graphic-properties draw:fill-color="#b4c7dc" draw:textarea-horizontal-align="justify" draw:textarea-vertical-align="top" draw:auto-grow-height="false" fo:min-height="4.25cm" fo:min-width="5.1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top" draw:auto-grow-height="false" fo:min-height="0.75cm" fo:min-width="5.003cm"/>
      <style:paragraph-properties style:writing-mode="lr-tb"/>
    </style:style>
    <style:style style:name="gr5" style:family="graphic" style:parent-style-name="standard">
      <style:graphic-properties draw:fill-color="#b4c7dc" draw:textarea-horizontal-align="justify" draw:textarea-vertical-align="top" draw:auto-grow-height="false" fo:min-height="1.75cm" fo:min-width="5.003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top" draw:auto-grow-height="false" fo:min-height="0.75cm" fo:min-width="4.898cm"/>
      <style:paragraph-properties style:writing-mode="lr-tb"/>
    </style:style>
    <style:style style:name="gr7" style:family="graphic" style:parent-style-name="standard">
      <style:graphic-properties draw:fill-color="#b4c7dc" draw:textarea-horizontal-align="justify" draw:textarea-vertical-align="top" draw:auto-grow-height="false" fo:min-height="1.75cm" fo:min-width="4.898cm"/>
      <style:paragraph-properties style:writing-mode="lr-tb"/>
    </style:style>
    <style:style style:name="gr8" style:family="graphic" style:parent-style-name="standard">
      <style:graphic-properties draw:marker-end="Arrow" draw:textarea-vertical-align="middle"/>
    </style:style>
    <style:style style:name="gr9" style:family="graphic" style:parent-style-name="standard">
      <style:graphic-properties draw:marker-end="Arrow" draw:textarea-vertical-align="middle"/>
      <style:paragraph-properties style:writing-mode="lr-tb"/>
    </style:style>
    <style:style style:name="gr10" style:family="graphic" style:parent-style-name="standard">
      <style:graphic-properties draw:marker-end="Arrow" draw:textarea-vertical-align="bottom"/>
      <style:paragraph-properties style:writing-mode="lr-tb"/>
    </style:style>
    <style:style style:name="gr11" style:family="graphic" style:parent-style-name="standard">
      <style:graphic-properties draw:marker-end="Arrow" draw:textarea-vertical-align="top"/>
      <style:paragraph-properties style:writing-mode="lr-tb"/>
    </style:style>
    <style:style style:name="P1" style:family="paragraph">
      <style:paragraph-properties fo:text-align="start"/>
      <style:text-properties fo:font-size="16pt"/>
    </style:style>
    <style:style style:name="P2" style:family="paragraph">
      <loext:graphic-properties draw:fill-color="#b4c7dc"/>
      <style:paragraph-properties fo:text-align="start"/>
      <style:text-properties fo:font-size="16pt"/>
    </style:style>
    <style:style style:name="P3" style:family="paragraph">
      <style:paragraph-properties fo:text-align="center"/>
      <style:text-properties fo:font-weight="bold"/>
    </style:style>
    <style:style style:name="P4" style:family="paragraph">
      <style:paragraph-properties fo:text-align="center"/>
      <style:text-properties fo:font-size="16pt"/>
    </style:style>
    <style:style style:name="P5" style:family="paragraph">
      <loext:graphic-properties draw:fill-color="#b4c7dc"/>
      <style:paragraph-properties fo:text-align="center"/>
      <style:text-properties fo:font-size="16pt"/>
    </style:style>
    <style:style style:name="P6" style:family="paragraph">
      <style:paragraph-properties fo:text-align="center"/>
    </style:style>
    <style:style style:name="P7" style:family="paragraph">
      <style:paragraph-properties fo:text-align="end"/>
      <style:text-properties fo:font-size="14pt"/>
    </style:style>
    <style:style style:name="P8" style:family="paragraph">
      <style:paragraph-properties fo:text-align="center"/>
      <style:text-properties fo:font-size="14pt"/>
    </style:style>
    <style:style style:name="P9" style:family="paragraph"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1" draw:id="id1" draw:layer="layout" svg:width="5.6cm" svg:height="4.6cm" svg:x="3cm" svg:y="4.1cm">
          <text:list text:style-name="L1">
            <text:list-item>
              <text:p text:style-name="P1">Type Id</text:p>
            </text:list-item>
            <text:list-item>
              <text:p text:style-name="P1">Parent</text:p>
            </text:list-item>
            <text:list-item>
              <text:p text:style-name="P1">Display Name</text:p>
            </text:list-item>
            <text:list-item>
              <text:p text:style-name="P1">Queryable</text:p>
            </text:list-item>
            <text:list-item>
              <text:p text:style-name="P1">Fileable</text:p>
            </text:list-item>
            <text:list-item>
              <text:p text:style-name="P1">...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6cm" svg:height="1cm" svg:x="3cm" svg:y="3.1cm">
          <text:p text:style-name="P3">Object</text:p>
          <draw:enhanced-geometry svg:viewBox="0 0 21600 21600" draw:type="rectangle" draw:enhanced-path="M 0 0 L 21600 0 21600 21600 0 21600 0 0 Z N"/>
        </draw:custom-shape>
        <draw:custom-shape draw:style-name="gr3" draw:text-style-name="P2" xml:id="id4" draw:id="id4" draw:layer="layout" svg:width="5.6cm" svg:height="4.5cm" svg:x="13.5cm" svg:y="4.1cm">
          <text:list text:style-name="L1">
            <text:list-item>
              <text:p text:style-name="P1">Property Id</text:p>
            </text:list-item>
            <text:list-item>
              <text:p text:style-name="P1">Type</text:p>
            </text:list-item>
            <text:list-item>
              <text:p text:style-name="P1">Display Name</text:p>
            </text:list-item>
            <text:list-item>
              <text:p text:style-name="P1">Required</text:p>
            </text:list-item>
            <text:list-item>
              <text:p text:style-name="P1">Default value</text:p>
            </text:list-item>
            <text:list-item>
              <text:p text:style-name="P1">...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6cm" svg:height="1cm" svg:x="13.5cm" svg:y="3.1cm">
          <text:p text:style-name="P3">Property</text:p>
          <draw:enhanced-geometry svg:viewBox="0 0 21600 21600" draw:type="rectangle" draw:enhanced-path="M 0 0 L 21600 0 21600 21600 0 21600 0 0 Z N"/>
        </draw:custom-shape>
        <draw:custom-shape draw:style-name="gr4" draw:text-style-name="P3" xml:id="id2" draw:id="id2" draw:layer="layout" svg:width="5.503cm" svg:height="1cm" svg:x="9.008cm" svg:y="11.2cm">
          <text:p text:style-name="P3">Folder</text:p>
          <draw:enhanced-geometry svg:viewBox="0 0 21600 21600" draw:type="rectangle" draw:enhanced-path="M 0 0 L 21600 0 21600 21600 0 21600 0 0 Z N"/>
        </draw:custom-shape>
        <draw:custom-shape draw:style-name="gr5" draw:text-style-name="P5" xml:id="id5" draw:id="id5" draw:layer="layout" svg:width="5.503cm" svg:height="2cm" svg:x="9.008cm" svg:y="12.2cm">
          <text:p text:style-name="P4"><text:span text:style-name="T1">(queryable)</text:span></text:p>
          <draw:enhanced-geometry svg:viewBox="0 0 21600 21600" draw:type="rectangle" draw:enhanced-path="M 0 0 L 21600 0 21600 21600 0 21600 0 0 Z N"/>
        </draw:custom-shape>
        <draw:custom-shape draw:style-name="gr6" draw:text-style-name="P3" xml:id="id3" draw:id="id3" draw:layer="layout" svg:width="5.398cm" svg:height="1cm" svg:x="9.008cm" svg:y="16.3cm">
          <text:p text:style-name="P3">Document</text:p>
          <draw:enhanced-geometry svg:viewBox="0 0 21600 21600" draw:type="rectangle" draw:enhanced-path="M 0 0 L 21600 0 21600 21600 0 21600 0 0 Z N"/>
        </draw:custom-shape>
        <draw:custom-shape draw:style-name="gr7" draw:text-style-name="P5" xml:id="id7" draw:id="id7" draw:layer="layout" svg:width="5.398cm" svg:height="2cm" svg:x="9.008cm" svg:y="17.3cm">
          <text:p text:style-name="P4"><text:span text:style-name="T1">(queryable, </text:span></text:p>
          <text:p text:style-name="P4"><text:span text:style-name="T1">content stream)</text:span></text:p>
          <draw:enhanced-geometry svg:viewBox="0 0 21600 21600" draw:type="rectangle" draw:enhanced-path="M 0 0 L 21600 0 21600 21600 0 21600 0 0 Z N"/>
        </draw:custom-shape>
        <draw:connector draw:style-name="gr8" draw:text-style-name="P6" draw:layer="layout" svg:x1="5.8cm" svg:y1="8.7cm" svg:x2="9.008cm" svg:y2="11.7cm" draw:start-shape="id1" draw:start-glue-point="2" draw:end-shape="id2" draw:end-glue-point="3" svg:d="M5800 8700v3000h3208" svg:viewBox="0 0 3209 3001">
          <text:p/>
        </draw:connector>
        <draw:connector draw:style-name="gr9" draw:text-style-name="P6" draw:layer="layout" draw:line-skew="-1.354cm" svg:x1="5.8cm" svg:y1="8.85cm" svg:x2="9.008cm" svg:y2="16.8cm" draw:end-shape="id3" svg:d="M5800 8850v7950h3208" svg:viewBox="0 0 3209 7951">
          <text:p/>
        </draw:connector>
        <draw:connector draw:style-name="gr10" draw:text-style-name="P7" draw:layer="layout" svg:x1="8.6cm" svg:y1="6.4cm" svg:x2="13.5cm" svg:y2="6.35cm" draw:start-shape="id1" draw:end-shape="id4" draw:end-glue-point="3" svg:d="M8600 6400h2450v-50h2450" svg:viewBox="0 0 4901 51">
          <text:p text:style-name="P7">0..*</text:p>
        </draw:connector>
        <draw:connector draw:style-name="gr11" draw:text-style-name="P7" draw:layer="layout" draw:line-skew="0cm 2.889cm" svg:x1="11.759cm" svg:y1="11.2cm" svg:x2="14.511cm" svg:y2="13.2cm" draw:start-shape="id2" draw:end-shape="id5" svg:d="M11759 11200v-501h6141v2501h-3389" svg:viewBox="0 0 6142 2502">
          <text:p text:style-name="P7">Parent (0..1)</text:p>
        </draw:connector>
        <draw:custom-shape draw:style-name="gr6" draw:text-style-name="P3" xml:id="id6" draw:id="id6" draw:layer="layout" svg:width="5.398cm" svg:height="1cm" svg:x="9.002cm" svg:y="21.1cm">
          <text:p text:style-name="P3">Item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5.398cm" svg:height="2cm" svg:x="9.002cm" svg:y="22.1cm">
          <text:p text:style-name="P4"><text:span text:style-name="T1"/></text:p>
          <draw:enhanced-geometry svg:viewBox="0 0 21600 21600" draw:type="rectangle" draw:enhanced-path="M 0 0 L 21600 0 21600 21600 0 21600 0 0 Z N"/>
        </draw:custom-shape>
        <draw:connector draw:style-name="gr9" draw:text-style-name="P6" draw:layer="layout" draw:line-skew="-1.351cm" svg:x1="5.8cm" svg:y1="8.9cm" svg:x2="9.002cm" svg:y2="21.6cm" draw:end-shape="id6" draw:end-glue-point="3" svg:d="M5800 8900v12700h3202" svg:viewBox="0 0 3203 12701">
          <text:p/>
        </draw:connector>
        <draw:connector draw:style-name="gr9" draw:text-style-name="P8" draw:layer="layout" svg:x1="11.701cm" svg:y1="21.1cm" svg:x2="11.707cm" svg:y2="19.3cm" draw:start-shape="id6" draw:start-glue-point="0" draw:end-shape="id7" draw:end-glue-point="2" svg:d="M11701 21100v-900h6v-900" svg:viewBox="0 0 7 1801">
          <text:p text:style-name="P8">0..*</text:p>
        </draw:connector>
        <draw:connector draw:style-name="gr9" draw:text-style-name="P9" draw:layer="layout" svg:x1="11.707cm" svg:y1="16.3cm" svg:x2="11.759cm" svg:y2="14.2cm" draw:start-shape="id3" draw:end-shape="id5" svg:d="M11707 16300v-1050h52v-1050" svg:viewBox="0 0 53 2101">
          <text:p text:style-name="P6"><text:span text:style-name="T2">*..*</text:span></text:p>
        </draw:connector>
        <draw:custom-shape draw:style-name="gr6" draw:text-style-name="P3" xml:id="id8" draw:id="id8" draw:layer="layout" svg:width="5.398cm" svg:height="1cm" svg:x="9.102cm" svg:y="25.1cm">
          <text:p text:style-name="P3">Policy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5.398cm" svg:height="2cm" svg:x="9.102cm" svg:y="26.1cm">
          <text:p/>
          <draw:enhanced-geometry svg:viewBox="0 0 21600 21600" draw:type="rectangle" draw:enhanced-path="M 0 0 L 21600 0 21600 21600 0 21600 0 0 Z N"/>
        </draw:custom-shape>
        <draw:connector draw:style-name="gr9" draw:text-style-name="P6" draw:layer="layout" draw:line-skew="-1.401cm" svg:x1="5.8cm" svg:y1="8.95cm" svg:x2="9.102cm" svg:y2="25.6cm" draw:end-shape="id8" draw:end-glue-point="3" svg:d="M5800 8950v16650h3302" svg:viewBox="0 0 3303 16651">
          <text:p/>
        </draw:connector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5-25T13:34:23.957000000</meta:creation-date>
    <meta:generator>LibreOffice/6.4.0.3$Windows_X86_64 LibreOffice_project/b0a288ab3d2d4774cb44b62f04d5d28733ac6df8</meta:generator>
    <dc:date>2020-05-25T14:14:16.129000000</dc:date>
    <meta:editing-duration>PT36M3S</meta:editing-duration>
    <meta:editing-cycles>6</meta:editing-cycles>
    <meta:document-statistic meta:object-count="20"/>
  </office:meta>
</office:document-meta>
</file>